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10000013567900D2DE64D8649.png" manifest:media-type="image/png"/>
  <manifest:file-entry manifest:full-path="Pictures/100002010000012100000135F468964521063B63.png" manifest:media-type="image/png"/>
  <manifest:file-entry manifest:full-path="Pictures/100002010000012C0000012C187F3AA21084EA27.png" manifest:media-type="image/png"/>
  <manifest:file-entry manifest:full-path="Pictures/10000000000002700000016FED508060B5BB07C0.png" manifest:media-type="image/png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6.52cm" svg:height="9.72cm" svg:x="5.6cm" svg:y="6.8cm">
          <draw:image xlink:href="Pictures/10000000000002700000016FED508060B5BB07C0.png" xlink:type="simple" xlink:show="embed" xlink:actuate="onLoad">
            <text:p/>
          </draw:image>
        </draw:frame>
        <draw:frame draw:style-name="gr1" draw:text-style-name="P2" draw:layer="layout" svg:width="5.6cm" svg:height="5.988cm" svg:x="10.484cm" svg:y="4.6cm">
          <draw:image xlink:href="Pictures/100002010000012100000135F468964521063B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15.997cm" svg:height="9.004cm" svg:x="6cm" svg:y="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7.937cm" svg:height="7.937cm" svg:x="6cm" svg:y="0.663cm">
          <draw:image xlink:href="Pictures/100002010000012C0000012C187F3AA21084EA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2" draw:layer="layout" svg:width="16.52cm" svg:height="9.722cm" svg:x="2.973cm" svg:y="4.12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" draw:layer="layout" svg:width="7.645cm" svg:height="8.175cm" svg:x="6.755cm" svg:y="0cm">
          <draw:image xlink:href="Pictures/10000201000001210000013567900D2DE64D86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2" draw:layer="layout" svg:width="15.997cm" svg:height="9.004cm" svg:x="2.803cm" svg:y="6.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layer="layout" svg:width="7.937cm" svg:height="7.937cm" svg:x="6.263cm" svg:y="4.4cm">
          <draw:image xlink:href="Pictures/100002010000012C0000012C187F3AA21084EA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2T19:04:12.155705799</meta:creation-date>
    <dc:date>2018-02-02T19:25:16.371672087</dc:date>
    <meta:editing-duration>PT33S</meta:editing-duration>
    <meta:editing-cycles>1</meta:editing-cycles>
    <meta:document-statistic meta:object-count="38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bar" chart:style-name="ch1">
        <chart:legend chart:legend-position="end" svg:x="14.105cm" svg:y="4.203cm" style:legend-expansion="high" chart:style-name="ch2"/>
        <chart:plot-area chart:style-name="ch3" chart:data-source-has-labels="both" svg:x="0.375cm" svg:y="0.5cm" svg:width="13.138cm" svg:height="8.64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35cm" svg:y="0.5cm" svg:width="12.639cm" svg:height="7.9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8" chart:label-cell-address="local-table.$B$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string">
                <text:p>0.6~0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.5~0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.4-0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.3-0.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.2-0.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.1-0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-0.1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521cm" svg:height="9.723cm" xlink:href="." xlink:type="simple" chart:class="chart:bar" chart:style-name="ch1">
        <chart:legend chart:legend-position="end" svg:x="14.628cm" svg:y="4.562cm" style:legend-expansion="high" chart:style-name="ch2"/>
        <chart:plot-area chart:style-name="ch3" chart:data-source-has-labels="both" svg:x="0.604cm" svg:y="0.386cm" svg:width="13.881cm" svg:height="9.262cm">
          <chartooo:coordinate-region svg:x="1.225cm" svg:y="0.585cm" svg:width="13.26cm" svg:height="8.416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3"/>
            <chart:data-point chart:style-name="ch8" chart:repeated="2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string">
                <text:p>0.6~0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.5~0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.4-0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.3-0.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.2-0.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.1-0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-0.1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bar" chart:style-name="ch1">
        <chart:legend chart:legend-position="end" svg:x="14.105cm" svg:y="4.203cm" style:legend-expansion="high" chart:style-name="ch2"/>
        <chart:plot-area chart:style-name="ch3" chart:data-source-has-labels="both" svg:x="0.375cm" svg:y="0.5cm" svg:width="13.138cm" svg:height="8.64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35cm" svg:y="0.5cm" svg:width="12.639cm" svg:height="7.9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8" chart:label-cell-address="local-table.$B$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string">
                <text:p>0.6~0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.5~0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.4-0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.3-0.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.2-0.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.1-0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-0.1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